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8.01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6.892cm"/>
    </style:style>
    <style:style style:name="co7" style:family="table-column">
      <style:table-column-properties fo:break-before="auto" style:column-width="13.293cm"/>
    </style:style>
    <style:style style:name="co8" style:family="table-column">
      <style:table-column-properties fo:break-before="auto" style:column-width="12.324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3.044cm"/>
    </style:style>
    <style:style style:name="co11" style:family="table-column">
      <style:table-column-properties fo:break-before="auto" style:column-width="13.859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1.789cm" fo:break-before="auto" style:use-optimal-row-height="true"/>
    </style:style>
    <style:style style:name="ro4" style:family="table-row">
      <style:table-row-properties style:row-height="0.921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0.631cm" fo:break-before="auto" style:use-optimal-row-height="true"/>
    </style:style>
    <style:style style:name="ro7" style:family="table-row">
      <style:table-row-properties style:row-height="0.684cm" fo:break-before="auto" style:use-optimal-row-height="true"/>
    </style:style>
    <style:style style:name="ro8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8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1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2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9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2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8" style:family="table-cell" style:parent-style-name="Default">
      <style:table-cell-properties fo:background-color="#dddddd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8pt" style:font-name-asian="돋움" style:font-size-asian="8pt" style:font-size-complex="8pt"/>
    </style:style>
    <style:style style:name="ce38" style:family="table-cell" style:parent-style-name="Default">
      <style:table-cell-properties fo:background-color="#cccccc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7" style:family="table-cell" style:parent-style-name="Default">
      <style:table-cell-properties fo:background-color="#dddddd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9" style:family="table-cell" style:parent-style-name="Default">
      <style:text-properties fo:font-size="8pt" style:font-size-asian="8pt" style:font-size-complex="8pt"/>
    </style:style>
    <style:style style:name="ce50" style:family="table-cell" style:parent-style-name="Default">
      <style:map style:condition="cell-content()=b" style:apply-style-name="Accent" style:base-cell-address="list.L7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4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9"/>
        <table:table-column table:style-name="co12" table:default-cell-style-name="Default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7" table:style-name="ce7" office:value-type="string" calcext:value-type="string">
            <text:p>o</text:p>
          </table:table-cell>
          <table:table-cell table:style-name="ce25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8" office:value-type="string" calcext:value-type="string">
            <text:p>한글 제목</text:p>
          </table:table-cell>
          <table:table-cell table:style-name="ce8" office:value-type="string" calcext:value-type="string">
            <text:p>영어 제목</text:p>
          </table:table-cell>
          <table:table-cell table:style-name="ce8" office:value-type="string" calcext:value-type="string">
            <text:p>링크</text:p>
          </table:table-cell>
          <table:table-cell table:style-name="ce8" office:value-type="string" calcext:value-type="string">
            <text:p>출시년도</text:p>
          </table:table-cell>
          <table:table-cell table:style-name="ce8" office:value-type="string" calcext:value-type="string">
            <text:p>장르</text:p>
          </table:table-cell>
          <table:table-cell table:style-name="ce8" office:value-type="string" calcext:value-type="string">
            <text:p>개발사 / 개발자</text:p>
          </table:table-cell>
          <table:table-cell table:style-name="ce8" office:value-type="string" calcext:value-type="string">
            <text:p>배급사</text:p>
          </table:table-cell>
          <table:table-cell table:style-name="ce25" office:value-type="string" calcext:value-type="string">
            <text:p>x</text:p>
          </table:table-cell>
          <table:table-cell table:style-name="ce12" office:value-type="string" calcext:value-type="string">
            <text:p>기타</text:p>
          </table:table-cell>
          <table:table-cell table:style-name="ce12" office:value-type="string" calcext:value-type="string">
            <text:p>개발사 소재지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1" office:value-type="string" calcext:value-type="string">
            <text:p>dummy</text:p>
          </table:table-cell>
          <table:table-cell table:style-name="ce24" office:value-type="string" calcext:value-type="string">
            <text:p>dummy</text:p>
          </table:table-cell>
          <table:table-cell table:style-name="ce18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number-columns-repeated="2" table:style-name="ce18" office:value-type="string" calcext:value-type="string">
            <text:p>dummy</text:p>
          </table:table-cell>
          <table:table-cell table:style-name="ce26"/>
          <table:table-cell table:style-name="ce18"/>
          <table:table-cell table:style-name="ce38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P의 거짓</text:p>
          </table:table-cell>
          <table:table-cell table:style-name="ce15" office:value-type="string" calcext:value-type="string">
            <text:p>Lies of P</text:p>
          </table:table-cell>
          <table:table-cell table:style-name="ce14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: Remix Vol. 2</text:p>
          </table:table-cell>
          <table:table-cell table:style-name="ce14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Winter</text:p>
          </table:table-cell>
          <table:table-cell table:style-name="ce14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과몰입금지</text:p>
          </table:table-cell>
          <table:table-cell table:style-name="ce15" office:value-type="string" calcext:value-type="string">
            <text:p>Love Too Easily</text:p>
          </table:table-cell>
          <table:table-cell table:style-name="ce14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14" office:value-type="string" calcext:value-type="string">
            <text:p>Monster Guide inc.</text:p>
          </table:table-cell>
          <table:table-cell table:style-name="ce14" office:value-type="string" calcext:value-type="string">
            <text:p>MediBang Games</text:p>
          </table:table-cell>
          <table:table-cell table:style-name="ce26"/>
          <table:table-cell table:style-name="ce28"/>
          <table:table-cell table:style-name="ce37"/>
          <table:table-cell table:style-name="ce50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기적의 분식집</text:p>
          </table:table-cell>
          <table:table-cell table:style-name="ce15" office:value-type="string" calcext:value-type="string">
            <text:p>Miracle Snack Shop</text:p>
          </table:table-cell>
          <table:table-cell table:style-name="ce14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길고양이 이야기</text:p>
          </table:table-cell>
          <table:table-cell table:style-name="ce15" office:value-type="string" calcext:value-type="string">
            <text:p>A Street Cat's Tale</text:p>
          </table:table-cell>
          <table:table-cell table:style-name="ce14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14" office:value-type="string" calcext:value-type="string">
            <text:p>feemodev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난중설화</text:p>
          </table:table-cell>
          <table:table-cell table:style-name="ce15" office:value-type="string" calcext:value-type="string">
            <text:p>The Tales of Imjin War</text:p>
          </table:table-cell>
          <table:table-cell table:style-name="ce14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number-columns-repeated="2" table:style-name="ce14" office:value-type="string" calcext:value-type="string">
            <text:p>Devmaru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네바에</text:p>
          </table:table-cell>
          <table:table-cell table:style-name="ce15" office:value-type="string" calcext:value-type="string">
            <text:p>Nevaeh</text:p>
          </table:table-cell>
          <table:table-cell table:style-name="ce14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더 램지</text:p>
          </table:table-cell>
          <table:table-cell table:style-name="ce15" office:value-type="string" calcext:value-type="string">
            <text:p>The Ramsey</text:p>
          </table:table-cell>
          <table:table-cell table:style-name="ce14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number-columns-repeated="2" table:style-name="ce14" office:value-type="string" calcext:value-type="string">
            <text:p>IKINA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던전 로드</text:p>
          </table:table-cell>
          <table:table-cell table:style-name="ce15" office:value-type="string" calcext:value-type="string">
            <text:p>Dungeon Lord</text:p>
          </table:table-cell>
          <table:table-cell table:style-name="ce14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데네브: 별을 건너서</text:p>
          </table:table-cell>
          <table:table-cell table:style-name="ce15" office:value-type="string" calcext:value-type="string">
            <text:p>Deneb: Across the Stars</text:p>
          </table:table-cell>
          <table:table-cell table:style-name="ce14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number-columns-repeated="2" table:style-name="ce14" office:value-type="string" calcext:value-type="string">
            <text:p>SEROSOO</text:p>
          </table:table-cell>
          <table:table-cell table:style-name="ce26"/>
          <table:table-cell table:style-name="ce28" office:value-type="string" calcext:value-type="string">
            <text:p>왜 한글 제목을 설명에만 넣어놨어?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데이브 더 다이버</text:p>
          </table:table-cell>
          <table:table-cell table:style-name="ce15" office:value-type="string" calcext:value-type="string">
            <text:p>DAVE THE DIVER</text:p>
          </table:table-cell>
          <table:table-cell table:style-name="ce14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number-columns-repeated="2" table:style-name="ce14" office:value-type="string" calcext:value-type="string">
            <text:p>MINTROCKE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라핀</text:p>
          </table:table-cell>
          <table:table-cell table:style-name="ce15" office:value-type="string" calcext:value-type="string">
            <text:p>LAPIN</text:p>
          </table:table-cell>
          <table:table-cell table:style-name="ce14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number-columns-repeated="2" table:style-name="ce14" office:value-type="string" calcext:value-type="string">
            <text:p>Studio Doodal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로드 오브 파티</text:p>
          </table:table-cell>
          <table:table-cell table:style-name="ce15" office:value-type="string" calcext:value-type="string">
            <text:p>The Lord of the Parties</text:p>
          </table:table-cell>
          <table:table-cell table:style-name="ce14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14" office:value-type="string" calcext:value-type="string">
            <text:p>Magic Cube, Dizcon</text:p>
          </table:table-cell>
          <table:table-cell table:style-name="ce14" office:value-type="string" calcext:value-type="string">
            <text:p>HIKE Inc.</text:p>
          </table:table-cell>
          <table:table-cell table:style-name="ce26"/>
          <table:table-cell table:style-name="ce28" office:value-type="string" calcext:value-type="string">
            <text:p>한국어 페이지에 오른쪽 상단 짧은 설명이 영어( 이걸 내가 제작사에 알려줘야 할까? )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  <text:p/>
            <text:p>Dizcon : 부산광역시 사상구 주례로 47, 동서대학교 시티엘관(15번건물) 104호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루바토: 오리지널 콤플렉스</text:p>
          </table:table-cell>
          <table:table-cell table:style-name="ce15" office:value-type="string" calcext:value-type="string">
            <text:p>Ruvato: Original Complex</text:p>
          </table:table-cell>
          <table:table-cell table:style-name="ce14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number-columns-repeated="2" table:style-name="ce14" office:value-type="string" calcext:value-type="string">
            <text:p>REMIMORY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루시의 일기</text:p>
          </table:table-cell>
          <table:table-cell table:style-name="ce15" office:value-type="string" calcext:value-type="string">
            <text:p>Diary of Lucie</text:p>
          </table:table-cell>
          <table:table-cell table:style-name="ce14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number-columns-repeated="2" table:style-name="ce14" office:value-type="string" calcext:value-type="string">
            <text:p>Parange Projec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린, 퍼즐에 그려진 소녀 이야기</text:p>
          </table:table-cell>
          <table:table-cell table:style-name="ce15" office:value-type="string" calcext:value-type="string">
            <text:p>Lynn , The Girl Drawn On Puzzles</text:p>
          </table:table-cell>
          <table:table-cell table:style-name="ce14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DOTORI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마녀의샘3 Re:Fine －인형 마녀 아이루디의 이야기－</text:p>
          </table:table-cell>
          <table:table-cell table:style-name="ce15" office:value-type="string" calcext:value-type="string">
            <text:p>WitchSpring3 Re:Fine - The Story of Eirudy -</text:p>
          </table:table-cell>
          <table:table-cell table:style-name="ce14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14" office:value-type="string" calcext:value-type="string">
            <text:p>KIWIWALKS, IKINAGAMES</text:p>
          </table:table-cell>
          <table:table-cell table:style-name="ce14" office:value-type="string" calcext:value-type="string">
            <text:p>KIWIWALK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메탈릭 차일드</text:p>
          </table:table-cell>
          <table:table-cell table:style-name="ce15" office:value-type="string" calcext:value-type="string">
            <text:p>METALLIC CHILD</text:p>
          </table:table-cell>
          <table:table-cell table:style-name="ce14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4" office:value-type="string" calcext:value-type="string">
            <text:p>Action Square(STUDIO HG)</text:p>
          </table:table-cell>
          <table:table-cell table:style-name="ce14" office:value-type="string" calcext:value-type="string">
            <text:p>CRES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나드의 겨울</text:p>
          </table:table-cell>
          <table:table-cell table:style-name="ce15" office:value-type="string" calcext:value-type="string">
            <text:p>Monads</text:p>
          </table:table-cell>
          <table:table-cell table:style-name="ce14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나드의 겨울 II</text:p>
          </table:table-cell>
          <table:table-cell table:style-name="ce15" office:value-type="string" calcext:value-type="string">
            <text:p>Monads II</text:p>
          </table:table-cell>
          <table:table-cell table:style-name="ce14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태솔로</text:p>
          </table:table-cell>
          <table:table-cell table:style-name="ce15" office:value-type="string" calcext:value-type="string">
            <text:p>Motesolo : No Girlfriend Since Birth</text:p>
          </table:table-cell>
          <table:table-cell table:style-name="ce14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number-columns-repeated="2" table:style-name="ce14" office:value-type="string" calcext:value-type="string">
            <text:p>INDICAVA INTERACTIV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별이되어라2: 베다의 기사들</text:p>
          </table:table-cell>
          <table:table-cell table:style-name="ce15" office:value-type="string" calcext:value-type="string">
            <text:p>ASTRA: Knights of Veda</text:p>
          </table:table-cell>
          <table:table-cell table:style-name="ce14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14" office:value-type="string" calcext:value-type="string">
            <text:p>FLINT</text:p>
          </table:table-cell>
          <table:table-cell table:style-name="ce14" office:value-type="string" calcext:value-type="string">
            <text:p>HYBE IM</text:p>
          </table:table-cell>
          <table:table-cell table:style-name="ce26"/>
          <table:table-cell table:style-name="ce28"/>
          <table:table-cell table:style-name="ce37" office:value-type="string" calcext:value-type="string">
            <text:p>법인명(상호): (주)플린트</text:p>
            <text:p>대표자(성명): 김영모</text:p>
            <text:p>사업자등록번호: 220-88-61142</text:p>
            <text:p>서울특별시 강남구 테헤란로414, 11층 (L&amp;B타워)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블루 웬즈데이</text:p>
          </table:table-cell>
          <table:table-cell table:style-name="ce15" office:value-type="string" calcext:value-type="string">
            <text:p>Blue Wednesday</text:p>
          </table:table-cell>
          <table:table-cell table:style-name="ce14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비포 더 나이트</text:p>
          </table:table-cell>
          <table:table-cell table:style-name="ce15" office:value-type="string" calcext:value-type="string">
            <text:p>Before The Night</text:p>
          </table:table-cell>
          <table:table-cell table:style-name="ce14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number-columns-repeated="2" table:style-name="ce14" office:value-type="string" calcext:value-type="string">
            <text:p>Uneducated Game Studio</text:p>
          </table:table-cell>
          <table:table-cell table:style-name="ce26"/>
          <table:table-cell table:style-name="ce28" office:value-type="string" calcext:value-type="string">
            <text:p>검색해도 정보가 나오지 않아 잘 모르겠지만 대충 넘어가자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사그레스</text:p>
          </table:table-cell>
          <table:table-cell table:style-name="ce15" office:value-type="string" calcext:value-type="string">
            <text:p>Sagres</text:p>
          </table:table-cell>
          <table:table-cell table:style-name="ce14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14" office:value-type="string" calcext:value-type="string">
            <text:p>ooze</text:p>
          </table:table-cell>
          <table:table-cell table:style-name="ce14" office:value-type="string" calcext:value-type="string">
            <text:p>Kakehashi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사망여각</text:p>
          </table:table-cell>
          <table:table-cell table:style-name="ce15" office:value-type="string" calcext:value-type="string">
            <text:p>8Doors: Arum's Afterlife Adventure</text:p>
          </table:table-cell>
          <table:table-cell table:style-name="ce14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14" office:value-type="string" calcext:value-type="string">
            <text:p>Rootless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산나비</text:p>
          </table:table-cell>
          <table:table-cell table:style-name="ce15" office:value-type="string" calcext:value-type="string">
            <text:p>SANABI: The Revenant</text:p>
          </table:table-cell>
          <table:table-cell table:style-name="ce14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14" office:value-type="string" calcext:value-type="string">
            <text:p>WONDER POTION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산타는 교복을 입을 수 밖에 없어</text:p>
          </table:table-cell>
          <table:table-cell table:style-name="ce15" office:value-type="string" calcext:value-type="string">
            <text:p>Adolescent Santa Claus</text:p>
          </table:table-cell>
          <table:table-cell table:style-name="ce14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세븐데이즈 오리진</text:p>
          </table:table-cell>
          <table:table-cell table:style-name="ce15" office:value-type="string" calcext:value-type="string">
            <text:p>7Days Origins</text:p>
          </table:table-cell>
          <table:table-cell table:style-name="ce14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숲속의 작은 마녀</text:p>
          </table:table-cell>
          <table:table-cell table:style-name="ce15" office:value-type="string" calcext:value-type="string">
            <text:p>Little Witch in the Woods</text:p>
          </table:table-cell>
          <table:table-cell table:style-name="ce14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number-columns-repeated="2" table:style-name="ce14" office:value-type="string" calcext:value-type="string">
            <text:p>SUNNY SIDE UP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식스타 게이트: 스타트레일</text:p>
          </table:table-cell>
          <table:table-cell table:style-name="ce15" office:value-type="string" calcext:value-type="string">
            <text:p>Sixtar Gate: STARTRAIL</text:p>
          </table:table-cell>
          <table:table-cell table:style-name="ce14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14" office:value-type="string" calcext:value-type="string">
            <text:p>Lyrebird Studio, Starlike Inc.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전라북도 전주시 덕진구 오공로 123 전북테크비즈센터 908호</text:p>
            <text:p/>
            <text:p>대표이사 채병효 ｜ 사업자등록번호 299-81-02494</text:p>
            <text:p/>
            <text:p>이용약관개인정보처리방침</text:p>
            <text:p>Copyright ⓒ 2023 스타라이크 주식회사 All rights reserved.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실망실업자</text:p>
          </table:table-cell>
          <table:table-cell table:style-name="ce15"/>
          <table:table-cell table:style-name="ce14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number-columns-repeated="2" table:style-name="ce14" office:value-type="string" calcext:value-type="string">
            <text:p>YGGDRASIL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썸썸 편의점</text:p>
          </table:table-cell>
          <table:table-cell table:style-name="ce15" office:value-type="string" calcext:value-type="string">
            <text:p>Some Some Convenience Store</text:p>
          </table:table-cell>
          <table:table-cell table:style-name="ce14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아라하 : 이은도의 저주</text:p>
          </table:table-cell>
          <table:table-cell table:style-name="ce15" office:value-type="string" calcext:value-type="string">
            <text:p>Araha : Curse of Yieun Island</text:p>
          </table:table-cell>
          <table:table-cell table:style-name="ce14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Palmsof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9" office:value-type="string" calcext:value-type="string">
            <text:p>아키타입 블루</text:p>
          </table:table-cell>
          <table:table-cell table:style-name="ce15" office:value-type="string" calcext:value-type="string">
            <text:p>ARCHETYPE BLUE</text:p>
          </table:table-cell>
          <table:table-cell table:style-name="ce14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14" office:value-type="string" calcext:value-type="string">
            <text:p>Codename Bom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엑스 인베이더</text:p>
          </table:table-cell>
          <table:table-cell table:style-name="ce15" office:value-type="string" calcext:value-type="string">
            <text:p>X Invader</text:p>
          </table:table-cell>
          <table:table-cell table:style-name="ce14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number-columns-repeated="2" table:style-name="ce14" office:value-type="string" calcext:value-type="string">
            <text:p>ALLAF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여포키우기</text:p>
          </table:table-cell>
          <table:table-cell table:style-name="ce15" office:value-type="string" calcext:value-type="string">
            <text:p>Lu Bu Maker</text:p>
          </table:table-cell>
          <table:table-cell table:style-name="ce14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오구와 비밀의 숲</text:p>
          </table:table-cell>
          <table:table-cell table:style-name="ce15" office:value-type="string" calcext:value-type="string">
            <text:p>Ogu and the Secret Forest</text:p>
          </table:table-cell>
          <table:table-cell table:style-name="ce14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14" office:value-type="string" calcext:value-type="string">
            <text:p>Moonlab Studio, Sinkhole Studio</text:p>
          </table:table-cell>
          <table:table-cell table:style-name="ce14" office:value-type="string" calcext:value-type="string">
            <text:p>Sinkhole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유튜버 서바이버즈</text:p>
          </table:table-cell>
          <table:table-cell table:style-name="ce15" office:value-type="string" calcext:value-type="string">
            <text:p>Youtuber Survivors</text:p>
          </table:table-cell>
          <table:table-cell table:style-name="ce14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이터널 리턴</text:p>
          </table:table-cell>
          <table:table-cell table:style-name="ce15" office:value-type="string" calcext:value-type="string">
            <text:p>Eternal Return</text:p>
          </table:table-cell>
          <table:table-cell table:style-name="ce14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14" office:value-type="string" calcext:value-type="string">
            <text:p>Nimble Neuron</text:p>
          </table:table-cell>
          <table:table-cell table:style-name="ce14" office:value-type="string" calcext:value-type="string">
            <text:p>Kakao Games Europe B.V. (EU,NA,OCE), Nimble Neuron (Excluding EU,NA,OCE)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장화홍련: 기억의 조각</text:p>
          </table:table-cell>
          <table:table-cell table:style-name="ce19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지구멸망 60초전! -운석배구 편-</text:p>
          </table:table-cell>
          <table:table-cell table:style-name="ce15" office:value-type="string" calcext:value-type="string">
            <text:p>Meteor Volleyball!</text:p>
          </table:table-cell>
          <table:table-cell table:style-name="ce14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크로노 아크</text:p>
          </table:table-cell>
          <table:table-cell table:style-name="ce19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number-columns-repeated="2" table:style-name="ce17" office:value-type="string" calcext:value-type="string">
            <text:p>Al Fine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트러블슈터: 버려진 아이들</text:p>
          </table:table-cell>
          <table:table-cell table:style-name="ce19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number-columns-repeated="2" table:style-name="ce17" office:value-type="string" calcext:value-type="string">
            <text:p>Dandyli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팀파이트 매니저</text:p>
          </table:table-cell>
          <table:table-cell table:style-name="ce15" office:value-type="string" calcext:value-type="string">
            <text:p>Teamfight Manager</text:p>
          </table:table-cell>
          <table:table-cell table:style-name="ce14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number-columns-repeated="2" table:style-name="ce14" office:value-type="string" calcext:value-type="string">
            <text:p>Team Samoye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파이널나이트</text:p>
          </table:table-cell>
          <table:table-cell table:style-name="ce15" office:value-type="string" calcext:value-type="string">
            <text:p>FINAL KNIGHT</text:p>
          </table:table-cell>
          <table:table-cell table:style-name="ce14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14" office:value-type="string" calcext:value-type="string">
            <text:p>2oclocksoft</text:p>
          </table:table-cell>
          <table:table-cell table:style-name="ce14" office:value-type="string" calcext:value-type="string">
            <text:p>GRAVITY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편집장</text:p>
          </table:table-cell>
          <table:table-cell table:style-name="ce15" office:value-type="string" calcext:value-type="string">
            <text:p>THE EDITOR</text:p>
          </table:table-cell>
          <table:table-cell table:style-name="ce14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number-columns-repeated="2" table:style-name="ce14" office:value-type="string" calcext:value-type="string">
            <text:p>DECATREE GAMES</text:p>
          </table:table-cell>
          <table:table-cell table:style-name="ce26"/>
          <table:table-cell table:style-name="ce2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플레비 퀘스트: 더 크루세이즈</text:p>
          </table:table-cell>
          <table:table-cell table:style-name="ce19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17" office:value-type="string" calcext:value-type="string">
            <text:p>PiedPipers Team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피피숲의 연금술사</text:p>
          </table:table-cell>
          <table:table-cell table:style-name="ce15" office:value-type="string" calcext:value-type="string">
            <text:p>Alchemist of Pipi Forest</text:p>
          </table:table-cell>
          <table:table-cell table:style-name="ce14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number-columns-repeated="2" table:style-name="ce14" office:value-type="string" calcext:value-type="string">
            <text:p>깡토 스튜디오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21 Days</text:p>
          </table:table-cell>
          <table:table-cell table:style-name="ce14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number-columns-repeated="2" table:style-name="ce14" office:value-type="string" calcext:value-type="string">
            <text:p>Hardtalk Studio</text:p>
          </table:table-cell>
          <table:table-cell table:style-name="ce26"/>
          <table:table-cell table:style-name="ce2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number-columns-repeated="2" table:style-name="ce17" office:value-type="string" calcext:value-type="string">
            <text:p>NEOPOPCORN Cor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6180 the moon</text:p>
          </table:table-cell>
          <table:table-cell table:style-name="ce14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14" office:value-type="string" calcext:value-type="string">
            <text:p>Turtle Cream, PokPoong Games</text:p>
          </table:table-cell>
          <table:table-cell table:style-name="ce14" office:value-type="string" calcext:value-type="string">
            <text:p>Turtle Cream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number-columns-repeated="2" table:style-name="ce17" office:value-type="string" calcext:value-type="string">
            <text:p>PUMPKIM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17" office:value-type="string" calcext:value-type="string">
            <text:p>PUMPKIM</text:p>
          </table:table-cell>
          <table:table-cell table:style-name="ce17" office:value-type="string" calcext:value-type="string">
            <text:p>GRAVITY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ASCENXION</text:p>
          </table:table-cell>
          <table:table-cell table:style-name="ce14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attery Samurai</text:p>
          </table:table-cell>
          <table:table-cell table:style-name="ce14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number-columns-repeated="2" table:style-name="ce14" office:value-type="string" calcext:value-type="string">
            <text:p>Matthewston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17" office:value-type="string" calcext:value-type="string">
            <text:p>QuattroGear</text:p>
          </table:table-cell>
          <table:table-cell table:style-name="ce17" office:value-type="string" calcext:value-type="string">
            <text:p>CRES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17" office:value-type="string" calcext:value-type="string">
            <text:p>TeamSuneat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lindia</text:p>
          </table:table-cell>
          <table:table-cell table:style-name="ce14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uff Knight Advanced</text:p>
          </table:table-cell>
          <table:table-cell table:style-name="ce14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number-columns-repeated="2" table:style-name="ce14" office:value-type="string" calcext:value-type="string">
            <text:p>Buff Studio Co.,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17" office:value-type="string" calcext:value-type="string">
            <text:p>Jaesung Kim, Jongseop Lee, Hyunggu Han</text:p>
          </table:table-cell>
          <table:table-cell table:style-name="ce17" office:value-type="string" calcext:value-type="string">
            <text:p>BukGwak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olorzzle</text:p>
          </table:table-cell>
          <table:table-cell table:style-name="ce14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Darong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 office:value-type="string" calcext:value-type="string">
            <text:p>경기도 성남시 분당구 성남대로331번길 8, 19층 (정자동,킨스타워)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RANGA!: Harbor Frenzy</text:p>
          </table:table-cell>
          <table:table-cell table:style-name="ce14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razy Farm : VRGROUND</text:p>
          </table:table-cell>
          <table:table-cell table:style-name="ce14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number-columns-repeated="2" table:style-name="ce14" office:value-type="string" calcext:value-type="string">
            <text:p>Jamong Inc.</text:p>
          </table:table-cell>
          <table:table-cell table:style-name="ce26"/>
          <table:table-cell table:style-name="ce28" office:value-type="string" calcext:value-type="string">
            <text:p>2018년도에 출시했는데 아직도 앞서해보기?</text:p>
          </table:table-cell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ute Invaders</text:p>
          </table:table-cell>
          <table:table-cell table:style-name="ce14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 office:value-type="string" calcext:value-type="string">
            <text:p>Magic Cube 는 홈페이지가 영어만 있다. 한글 페이지가 있으면 좋을텐데 아쉽네.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andelion - Wishes brought to you -</text:p>
          </table:table-cell>
          <table:table-cell table:style-name="ce14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20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14" office:value-type="string" calcext:value-type="string">
            <text:p>Sujin Ri, Marcos Arroyo, Seona Lee, Somi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9"/>
          <table:table-cell table:style-name="ce19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number-columns-repeated="2" table:style-name="ce17" office:value-type="string" calcext:value-type="string">
            <text:p>IRONMACE </text:p>
          </table:table-cell>
          <table:table-cell table:style-name="ce27"/>
          <table:table-cell table:style-name="ce28" office:value-type="string" calcext:value-type="string">
            <text:p>이 리스트는 스팀 게임을 위한 것이다. 스팀에 돌아오면 활성화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ay Island</text:p>
          </table:table-cell>
          <table:table-cell table:style-name="ce14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14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eep Dark Dungeon</text:p>
          </table:table-cell>
          <table:table-cell table:style-name="ce14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14" office:value-type="string" calcext:value-type="string">
            <text:p>GlassCats</text:p>
          </table:table-cell>
          <table:table-cell table:style-name="ce14" office:value-type="string" calcext:value-type="string">
            <text:p>GlassCats, 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JMAX RESPECT V</text:p>
          </table:table-cell>
          <table:table-cell table:style-name="ce14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reamals</text:p>
          </table:table-cell>
          <table:table-cell table:style-name="ce14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XINESS Co,. Ltd.</text:p>
          </table:table-cell>
          <table:table-cell table:style-name="ce26"/>
          <table:table-cell table:style-name="ce2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  <table:table-cell table:style-name="ce37" office:value-type="string" calcext:value-type="string">
            <text:p>서울 구로구 디지털로33길 11, 503호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ungeon Warfare</text:p>
          </table:table-cell>
          <table:table-cell table:style-name="ce14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ungeon Warfare 2</text:p>
          </table:table-cell>
          <table:table-cell table:style-name="ce14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number-columns-repeated="2" table:style-name="ce17" office:value-type="string" calcext:value-type="string">
            <text:p>TEAM HORAY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17" office:value-type="string" calcext:value-type="string">
            <text:p>Jaemin Park</text:p>
          </table:table-cell>
          <table:table-cell table:style-name="ce17" office:value-type="string" calcext:value-type="string">
            <text:p>PsychoFlux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EZ2ON REBOOT : R</text:p>
          </table:table-cell>
          <table:table-cell table:style-name="ce14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14" office:value-type="string" calcext:value-type="string">
            <text:p>Neonovice Co., Ltd., SQUARE PIXELS</text:p>
          </table:table-cell>
          <table:table-cell table:style-name="ce14" office:value-type="string" calcext:value-type="string">
            <text:p>Neonovice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17" office:value-type="string" calcext:value-type="string">
            <text:p>WIDStudi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For the Revenge</text:p>
          </table:table-cell>
          <table:table-cell table:style-name="ce14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number-columns-repeated="2" table:style-name="ce14" office:value-type="string" calcext:value-type="string">
            <text:p>M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number-columns-repeated="2" table:style-name="ce17" office:value-type="string" calcext:value-type="string">
            <text:p>Studio Sot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in My MIND.</text:p>
          </table:table-cell>
          <table:table-cell table:style-name="ce14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14" office:value-type="string" calcext:value-type="string">
            <text:p>P.S.B (iNsOoL)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Infinite Sunshine Dust</text:p>
          </table:table-cell>
          <table:table-cell table:style-name="ce14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number-columns-repeated="2" table:style-name="ce14" office:value-type="string" calcext:value-type="string">
            <text:p>Kena MAKF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Kill the Dictator</text:p>
          </table:table-cell>
          <table:table-cell table:style-name="ce14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14" office:value-type="string" calcext:value-type="string">
            <text:p>Afeel inc, Magic Cube</text:p>
          </table:table-cell>
          <table:table-cell table:style-name="ce14" office:value-type="string" calcext:value-type="string">
            <text:p>Afeel inc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number-columns-repeated="2" table:style-name="ce17" office:value-type="string" calcext:value-type="string">
            <text:p>Somi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number-columns-repeated="2" table:style-name="ce17" office:value-type="string" calcext:value-type="string">
            <text:p>Ocean Drive Studio,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Lost Ruins</text:p>
          </table:table-cell>
          <table:table-cell table:style-name="ce14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14" office:value-type="string" calcext:value-type="string">
            <text:p>ALTARI GAMES</text:p>
          </table:table-cell>
          <table:table-cell table:style-name="ce14" office:value-type="string" calcext:value-type="string">
            <text:p>DANGEN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rge &amp; Blade</text:p>
          </table:table-cell>
          <table:table-cell table:style-name="ce14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/>
          <table:table-cell table:style-name="ce37" office:value-type="string" calcext:value-type="string">
            <text:p>Contact : magiccubegames@gmail.com</text:p>
            <text:p>1219,Bucksan e-Centum Class One, 99, Centum dong-ro, Haeundae-gu, Busan,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tal Unit</text:p>
          </table:table-cell>
          <table:table-cell table:style-name="ce14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14" office:value-type="string" calcext:value-type="string">
            <text:p>JellySnow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teor 60 Seconds!</text:p>
          </table:table-cell>
          <table:table-cell table:style-name="ce14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 office:value-type="string" calcext:value-type="string">
            <text:p>한글 제목이 스팀의 타이틀 페이지에만 있다.</text:p>
          </table:table-cell>
          <table:table-cell table:style-name="ce37" office:value-type="string" calcext:value-type="string">
            <text:p><text:a xlink:href="https://twitter.com/avocavo_fruit" xlink:type="simple">https://twitter.com/avocavo_fruit</text:a></text:p>
            <text:p>자세한 정보를 찾을 수가 없는데. 일단 대한민국 서울에 살고 계시다고 합니다.</text:p>
            <text:p>대충 한국 게임으로 치겠습니다.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</text:p>
          </table:table-cell>
          <table:table-cell table:style-name="ce14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Autumn</text:p>
          </table:table-cell>
          <table:table-cell table:style-name="ce14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Night</text:p>
          </table:table-cell>
          <table:table-cell table:style-name="ce14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Spring</text:p>
          </table:table-cell>
          <table:table-cell table:style-name="ce14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Summer</text:p>
          </table:table-cell>
          <table:table-cell table:style-name="ce14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</text:p>
          </table:table-cell>
          <table:table-cell table:style-name="ce14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: Remix</text:p>
          </table:table-cell>
          <table:table-cell table:style-name="ce14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oonlight thief</text:p>
          </table:table-cell>
          <table:table-cell table:style-name="ce14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number-columns-repeated="2" table:style-name="ce14" office:value-type="string" calcext:value-type="string">
            <text:p>Alpheratz*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Nameless ~The one thing you must recall~</text:p>
          </table:table-cell>
          <table:table-cell table:style-name="ce14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20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14" office:value-type="string" calcext:value-type="string">
            <text:p>Sujin Ri, Yunjeong Yun, Hyein Go, Minsu Ock, Marcos Arroyo, Seona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NEOVERSE</text:p>
          </table:table-cell>
          <table:table-cell table:style-name="ce14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number-columns-repeated="2" table:style-name="ce14" office:value-type="string" calcext:value-type="string">
            <text:p>Tinogames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number-columns-repeated="2" table:style-name="ce17" office:value-type="string" calcext:value-type="string">
            <text:p>jackto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9"/>
          <table:table-cell table:style-name="ce15" office:value-type="string" calcext:value-type="string">
            <text:p>Ninja Issen (忍者一閃)</text:p>
          </table:table-cell>
          <table:table-cell table:style-name="ce14" office:value-type="string" calcext:value-type="string">
            <text:p><text:a xlink:href="https://store.steampowered.com/app/1714550/Ninja_Issen/" xlink:type="simple">https://store.steampowered.com/app/1714550/Ninja_Issen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닌자 액션</text:p>
          </table:table-cell>
          <table:table-cell table:style-name="ce14" office:value-type="string" calcext:value-type="string">
            <text:p>ASTEROID-J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number-columns-repeated="2" table:style-name="ce17" office:value-type="string" calcext:value-type="string">
            <text:p>Hoochoo Game 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ldTail</text:p>
          </table:table-cell>
          <table:table-cell table:style-name="ce14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number-columns-repeated="2" table:style-name="ce14" office:value-type="string" calcext:value-type="string">
            <text:p>BK dddDang</text:p>
          </table:table-cell>
          <table:table-cell table:style-name="ce26"/>
          <table:table-cell table:style-name="ce28" office:value-type="string" calcext:value-type="string">
            <text:p><text:a xlink:href="https://bkjcr.tistory.com/" xlink:type="simple">https://bkjcr.tistory.com/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ne Day : The Sun Disappeared</text:p>
          </table:table-cell>
          <table:table-cell table:style-name="ce14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number-columns-repeated="2" table:style-name="ce14" office:value-type="string" calcext:value-type="string">
            <text:p>Teemo Sof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VERTURN</text:p>
          </table:table-cell>
          <table:table-cell table:style-name="ce14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14" office:value-type="string" calcext:value-type="string">
            <text:p>STUDIO HG</text:p>
          </table:table-cell>
          <table:table-cell table:style-name="ce14" office:value-type="string" calcext:value-type="string">
            <text:p>YJM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ink Island</text:p>
          </table:table-cell>
          <table:table-cell table:style-name="ce14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LUTONIUM</text:p>
          </table:table-cell>
          <table:table-cell table:style-name="ce14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number-columns-repeated="2" table:style-name="ce14" office:value-type="string" calcext:value-type="string">
            <text:p>Ch.ZBK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roject Rhombus</text:p>
          </table:table-cell>
          <table:table-cell table:style-name="ce14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14" office:value-type="string" calcext:value-type="string">
            <text:p>SEROSO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UBG: BATTLEGROUNDS</text:p>
          </table:table-cell>
          <table:table-cell table:style-name="ce14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number-columns-repeated="2"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1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dTitans</text:p>
          </table:table-cell>
          <table:table-cell table:style-name="ce14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number-columns-repeated="2" table:style-name="ce14" office:value-type="string" calcext:value-type="string">
            <text:p>Rainbow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n Island</text:p>
          </table:table-cell>
          <table:table-cell table:style-name="ce14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n Island: Orange</text:p>
          </table:table-cell>
          <table:table-cell table:style-name="ce14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14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topia</text:p>
          </table:table-cell>
          <table:table-cell table:style-name="ce14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number-columns-repeated="2" table:style-name="ce14" office:value-type="string" calcext:value-type="string">
            <text:p>Cassel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number-columns-repeated="2" table:style-name="ce17" office:value-type="string" calcext:value-type="string">
            <text:p>Cassel 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ed Island</text:p>
          </table:table-cell>
          <table:table-cell table:style-name="ce14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7" office:value-type="string" calcext:value-type="string">
            <text:p>Pixellore Inc, REMIMORY</text:p>
          </table:table-cell>
          <table:table-cell table:style-name="ce17" office:value-type="string" calcext:value-type="string">
            <text:p>Nicalis,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1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17" office:value-type="string" calcext:value-type="string">
            <text:p>OutsiderKids Corp.</text:p>
          </table:table-cell>
          <table:table-cell table:style-name="ce17" office:value-type="string" calcext:value-type="string">
            <text:p>HIKE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number-columns-repeated="2" table:style-name="ce17" office:value-type="string" calcext:value-type="string">
            <text:p>Cogoo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ooms: The Main Building</text:p>
          </table:table-cell>
          <table:table-cell table:style-name="ce14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HandMade Game</text:p>
          </table:table-cell>
          <table:table-cell table:style-name="ce14" office:value-type="string" calcext:value-type="string">
            <text:p>Zero Rock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OOMS: The Toymaker's Mansion</text:p>
          </table:table-cell>
          <table:table-cell table:style-name="ce14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acred Stones</text:p>
          </table:table-cell>
          <table:table-cell table:style-name="ce14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number-columns-repeated="2"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number-columns-repeated="2" table:style-name="ce17" office:value-type="string" calcext:value-type="string">
            <text:p>Nanali 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hikhondo(食魂徒) - Soul Eater</text:p>
          </table:table-cell>
          <table:table-cell table:style-name="ce14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number-columns-repeated="2" table:style-name="ce14" office:value-type="string" calcext:value-type="string">
            <text:p>DeerFarm</text:p>
          </table:table-cell>
          <table:table-cell table:style-name="ce26"/>
          <table:table-cell table:style-name="ce28"/>
          <table:table-cell table:style-name="ce37" office:value-type="string" calcext:value-type="string">
            <text:p>동인게임제작팀 사슴농장입니다. <text:a xlink:href="http://deerfarm.github.io/" xlink:type="simple">http://deerfarm.github.io</text:a> Email : bzerox7@gmail.com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17" office:value-type="string" calcext:value-type="string">
            <text:p>Southpaw Games Co., Ltd.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17" office:value-type="string" calcext:value-type="string">
            <text:p>Action Square(Studio HG)</text:p>
          </table:table-cell>
          <table:table-cell table:style-name="ce17" office:value-type="string" calcext:value-type="string">
            <text:p>Action Square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17" office:value-type="string" calcext:value-type="string">
            <text:p>REXECH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now Island</text:p>
          </table:table-cell>
          <table:table-cell table:style-name="ce14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pace God</text:p>
          </table:table-cell>
          <table:table-cell table:style-name="ce14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14" office:value-type="string" calcext:value-type="string">
            <text:p>Jellypig Games</text:p>
          </table:table-cell>
          <table:table-cell table:style-name="ce14" office:value-type="string" calcext:value-type="string">
            <text:p>Jellypig Games, 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PLIT BULLET</text:p>
          </table:table-cell>
          <table:table-cell table:style-name="ce14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tar Island</text:p>
          </table:table-cell>
          <table:table-cell table:style-name="ce14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number-columns-repeated="2" table:style-name="ce17" office:value-type="string" calcext:value-type="string">
            <text:p>Pixellore Inc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The Callisto Protocol™</text:p>
          </table:table-cell>
          <table:table-cell table:style-name="ce14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14" office:value-type="string" calcext:value-type="string">
            <text:p>Striking Distance Studios</text:p>
          </table:table-cell>
          <table:table-cell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The Dew</text:p>
          </table:table-cell>
          <table:table-cell table:style-name="ce14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14" office:value-type="string" calcext:value-type="string">
            <text:p>ZZICON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indienova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17" office:value-type="string" calcext:value-type="string">
            <text:p>Megusta Game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Vectorium</text:p>
          </table:table-cell>
          <table:table-cell table:style-name="ce14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number-columns-repeated="2" table:style-name="ce14" office:value-type="string" calcext:value-type="string">
            <text:p>IndigoBlue Game Studio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17" office:value-type="string" calcext:value-type="string">
            <text:p>SONNORI Corp</text:p>
          </table:table-cell>
          <table:table-cell table:style-name="ce17" office:value-type="string" calcext:value-type="string">
            <text:p>Pqube, SONNORI Cor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White Day2: The Flower That Tells Lies</text:p>
          </table:table-cell>
          <table:table-cell table:style-name="ce14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Rootnstudio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Wicce</text:p>
          </table:table-cell>
          <table:table-cell table:style-name="ce14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17" office:value-type="string" calcext:value-type="string">
            <text:p>G1 Playground</text:p>
          </table:table-cell>
          <table:table-cell table:style-name="ce17" office:value-type="string" calcext:value-type="string">
            <text:p>SuperGG.com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 table:number-columns-repeated="3"/>
        </table:table-row>
        <table:table-row table:style-name="ro1" table:number-rows-repeated="1048410">
          <table:table-cell table:number-columns-repeated="12"/>
        </table:table-row>
        <table:table-row table:style-name="ro1">
          <table:table-cell table:number-columns-repeated="12"/>
        </table:table-row>
        <calcext:conditional-formats>
          <calcext:conditional-format calcext:target-range-address="list.L7:list.L7">
            <calcext:condition calcext:apply-style-name="Accent" calcext:value="=b" calcext:base-cell-address="list.L7"/>
          </calcext:conditional-format>
          <calcext:conditional-format calcext:target-range-address="list.B3:list.B153">
            <calcext:condition calcext:apply-style-name="Error" calcext:value="duplicate" calcext:base-cell-address="list.B3"/>
          </calcext:conditional-format>
          <calcext:conditional-format calcext:target-range-address="list.C3:list.C153">
            <calcext:condition calcext:apply-style-name="Error" calcext:value="duplicate" calcext:base-cell-address="list.C3"/>
          </calcext:conditional-format>
        </calcext:conditional-formats>
      </table:table>
      <table:named-expressions/>
      <table:database-ranges>
        <table:database-range table:name="game_table" table:target-range-address="list.B132:list.C133" table:on-update-keep-styles="true" table:on-update-keep-size="false"/>
        <table:database-range table:name="__Anonymous_Sheet_DB__0" table:target-range-address="list.B2:list.H153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0">00/00/0000</text:date>, <text:time style:data-style-name="N2" text:time-value="22:13:23.060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11-20T22:14:34.880000000</dc:date>
    <meta:editing-duration>PT21H3M55S</meta:editing-duration>
    <meta:editing-cycles>417</meta:editing-cycles>
    <meta:document-statistic meta:table-count="1" meta:cell-count="1167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출력
'
Function ExportList2( sheet as Variant, active_area_h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, j as Integer
	For i = StartY to active_area_h
    
		'
		' Check Export Flag
		'
		If sheet.getCellByPosition( StartX, i ).String = "x" Then
			GoTo Continue
		EndIf
    	
    	
    	
		'
		' Empty is End
		'
		If sheet.getCellByPosition( key_index, i ).String = "" Then
			Exit For
		EndIf
		
		
		
		'
		' 초성 출력
		'
		s = Left( sheet.getCellByPosition( key_index, i ).String, 1 )
		s = UCase( s )
		b = s
		current_code = ConvertBytes2Code( b )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 : 개발사, 퍼블리셔 정보가 같다면 하나로 표시한다.
		'
		If sheet.getCellByPosition( 6, i ).String = sheet.getCellByPosition( 7, i ).String Then
			company = sheet.getCellByPosition( 6, i ).String
		Else
			company = sheet.getCellByPosition( 6, i ).String &amp; " | " &amp; sheet.getCellByPosition( 7, i ).String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Dim i, j, h as Integer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
		
		pf.WriteLine( Chr( 10 ) &amp; Chr( 10 ) )
		pf.WriteLine( "&lt;br/&gt;&lt;br/&gt;" )
		
		
		'
		' Write : Korean List
		'
		pf.WriteLine( "## 한국어 제목" &amp; Chr( 10 ) )
			sort_field(0).Field = 1
			sort_field(1).Field = 2
			sort_description(0).Value = sort_field()
			range4sort.Sort( sort_description() )
		obj_exporter.ExportList2( sheet, active_area.h, 1, 2, pf )
		
		
		pf.WriteLine( Chr( 10 ) &amp; Chr( 10 ) )
		pf.WriteLine( "&lt;br/&gt;&lt;br/&gt;" )
		
		
		'
		' Write : Number, English List
		'
		pf.WriteLine( "## 영어 제목" &amp; Chr( 10 ) )
			sort_field(0).Field = 2
			sort_field(1).Field = 1
			sort_description(0).Value = sort_field()
			range4sort.Sort( sort_description() )
		obj_exporter.ExportList2( sheet, active_area.h, 2, 1, pf )
		
		
		MsgBox( "Success" )
		
		
		'
		' Rollback
		'
		sort_field(0).Field = 1
		sort_field(1).Field = 2
		sort_description(0).Value = sort_field()
		range4sort.Sort( sort_description() )
	
	ERROR_END:
	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